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1665in" fo:margin-bottom="0.0835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6929in" style:type="right"/>
        </style:tab-stops>
      </style:paragraph-properties>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6929in" style:type="right"/>
        </style:tab-stops>
      </style:paragraph-properties>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8"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9"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10"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background-color="#ffffff"/>
    </style:style>
    <style:style style:name="P11"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style:font-name="Arial" style:font-name-asian="Arial1" style:font-name-complex="Arial1" fo:background-color="#ffffff"/>
    </style:style>
    <style:style style:name="P12"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background-color="#ffff00"/>
    </style:style>
    <style:style style:name="P13" style:family="paragraph" style:parent-style-name="Heading_20_1" style:list-style-name="WWNum1">
      <style:paragraph-properties fo:margin-left="0in" fo:margin-right="0in" fo:text-indent="0in" style:auto-text-indent="false"/>
    </style:style>
    <style:style style:name="P14" style:family="paragraph" style:parent-style-name="Heading_20_2">
      <style:paragraph-properties fo:margin-top="0.1665in" fo:margin-bottom="0.0972in" loext:contextual-spacing="false" fo:line-height="115%"/>
    </style:style>
    <style:style style:name="P15" style:family="paragraph" style:parent-style-name="Title" style:master-page-name="First_20_Page">
      <style:paragraph-properties fo:margin-top="0.1665in" fo:margin-bottom="0.0835in" loext:contextual-spacing="false" fo:line-height="100%" style:page-number="1"/>
    </style:style>
    <style:style style:name="T1" style:family="text">
      <style:text-properties fo:font-variant="normal" fo:text-transform="none" fo:color="#000000" style:text-line-through-style="none" style:text-line-through-type="none" style:text-position="0% 100%" style:font-name="Liberation Sans1" fo:font-size="16pt" fo:font-style="normal" style:text-underline-style="none" fo:font-weight="bold" style:font-name-asian="Liberation Sans2" style:font-size-asian="16pt" style:font-style-asian="normal" style:font-weight-asian="bold" style:font-name-complex="Liberation Sans2" style:font-size-complex="16pt"/>
    </style:style>
    <style:style style:name="T2"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fo:background-color="#ffff00"/>
    </style:style>
    <style:style style:name="T4"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fo:background-color="#ffffff"/>
    </style:style>
    <style:style style:name="T5"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fo:background-color="#ffff00"/>
    </style:style>
    <style:style style:name="T6" style:family="text">
      <style:text-properties fo:background-color="#ffffff"/>
    </style:style>
    <style:style style:name="T7" style:family="text">
      <style:text-properties style:font-name="Arial" style:font-name-asian="Arial1" style:font-name-complex="Arial1" fo:background-color="#ffffff"/>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bookmark text:name="gjdgxs"/>Aufgabe 3: Wortsuche</text:p>
      <text:p text:style-name="Subtitle">Team-ID: <text:bookmark text:name="30j0zll"/>?????</text:p>
      <text:p text:style-name="Subtitle">Team: Teamname (oder dein Name)</text:p>
      <text:p text:style-name="Subtitle">Bearbeiter/-innen dieser Aufgabe:<text:line-break/>Benedikt Biedermann, Kevin Bah, Leonie-Sophie Ilyuk, Nils Kettler, Ole Kettler, Dominik Pfeiffer, Shalina Rohdenburg, Jule Schlifke, Rebekka Schmidt</text:p>
      <text:p text:style-name="Subtitle">16. November 2021</text:p>
      <text:p text:style-name="P1"><text:span text:style-name="T1">Inhaltsverzeichni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1fob9te" text:style-name="Index_20_Link" text:visited-style-name="Index_20_Link"><text:span text:style-name="T2">Lösungsidee<text:tab/>1</text:span></text:a></text:p>
          <text:p text:style-name="P2"><text:a xlink:type="simple" xlink:href="#_3znysh7" text:style-name="Index_20_Link" text:visited-style-name="Index_20_Link"><text:span text:style-name="T2">Umsetzung<text:tab/>1</text:span></text:a></text:p>
          <text:p text:style-name="P2"><text:a xlink:type="simple" xlink:href="#_2et92p0" text:style-name="Index_20_Link" text:visited-style-name="Index_20_Link"><text:span text:style-name="T2">Beispiele<text:tab/>2</text:span></text:a></text:p>
          <text:p text:style-name="P2"><text:a xlink:type="simple" xlink:href="#_tyjcwt" text:style-name="Index_20_Link" text:visited-style-name="Index_20_Link"><text:span text:style-name="T2">Quellcode<text:tab/>2</text:span></text:a></text:p>
          <text:p text:style-name="P5"><text:span text:style-name="T3">Anleitung: Trage oben die Aufgabennummer, die Team-ID, den Team-Namen und alle Bearbeiter/-innen dieser Aufgabe mit Vor- und Namen ein. Vergiss nicht, auch den Aufgabennamen anzupassen (statt „</text:span></text:p>
        </text:index-body>
      </text:table-of-content>
      <text:p text:style-name="P8"><text:span text:style-name="T3">LibreOffice-Dokument“)! </text:span></text:p>
      <text:p text:style-name="P8"><text:span text:style-name="T3">Drücke dann F9 zur Aktualisierung, lösche diese Anleitung und lege los :)</text:span></text:p>
      <text:p text:style-name="P8"><text:span text:style-name="T3">Wenn du neue Überschriften einfügst, solltest du das Inhaltsverzeichnis mittels Rechtsklick aktualisieren. </text:span></text:p>
      <text:p text:style-name="P8"><text:span text:style-name="T5">Die gelb hinterlegten Texte, die hier bereits stehen, geben ein paar Hinweise zur Einsendung. Du solltest sie aber in deiner Einsendung wieder entfernen!</text:span></text:p>
      <text:list xml:id="list601771770" text:style-name="WWNum1">
        <text:list-item>
          <text:p text:style-name="P13"><text:bookmark text:name="_1fob9te"/>Lösungsidee</text:p>
        </text:list-item>
      </text:list>
      <text:p text:style-name="Heading_20_2"><text:span text:style-name="T6">Erstellung des Feldes</text:span></text:p>
      <text:p text:style-name="P8"><text:span text:style-name="T6">Um das Rätsel zu erstellen braucht man als erstes das Feld, worin die gesuchten Wörter enthalten sind. Dies lässt sich bewerkstelligen, indem man Listen anlegt und diese mit weiteren Listen befüllt, so dass die erste Liste die Reihen und die anderen Listen in der Liste die Zeilen sind.</text:span></text:p>
      <text:p text:style-name="P10"/>
      <text:p text:style-name="P8"><text:span text:style-name="T6">Darufhin muss das Feld befüllt werden mit den gewünschten Wörtern und danach werden die restlichen freien Felder mit zufälligen Buchstaben gefühlt. Abhängig von der Schwierigkeit.<text:line-break/></text:span></text:p>
      <text:list xml:id="list103732757107675" text:continue-numbering="true" text:style-name="WWNum1">
        <text:list-item>
          <text:p text:style-name="P13"><text:bookmark text:name="_3znysh7"/>Umsetzung</text:p>
        </text:list-item>
      </text:list>
      <text:p text:style-name="P14"><text:bookmark text:name="_fi9m31ui5s8d"/>Erstellung der Feldes</text:p>
      <text:p text:style-name="Standard">Das Feld wird erstellt indem die größe der Zeilen und Spalten aus der Datei ausgelesen wird und daraufhin die Länge der Hauptliste und der Listen innerhalb der Hauptliste. Daraufhin werden die gewünschten Wörter einzeln in das Spielfeld hinzugefügt, bis alle Wörter im Feld vorhanden sind. Die Einstellung der Schwierigkeit entscheidet dort, ob die Wörter nur vorwärts geschrieben werden oder rückwärts, wenn die Schwierigkeit 3 beträgt.</text:p>
      <text:p text:style-name="Standard">Danach werden die leeren Felder befüllt mit entweder zufälligen Buchstaben oder mit welchen vom ersten Wort, wenn die Schwierigkeit 2 oder 3 beträgt. </text:p>
      <text:p text:style-name="P10"/>
      <text:list xml:id="list103734424042463" text:continue-numbering="true" text:style-name="WWNum1">
        <text:list-item>
          <text:p text:style-name="P13"><text:bookmark text:name="_2et92p0"/><text:soft-page-break/>Beispiele</text:p>
        </text:list-item>
      </text:list>
      <text:p text:style-name="P8"><text:span text:style-name="T6">worte2.txt: </text:span></text:p>
      <text:p text:style-name="P8"><text:span text:style-name="T7">Das Problem bei der Datei ist das zwei Wörter so lang sind, dass die genau in eine Zeile passen und dadurch die nicht verschoben werden können und so einfach zu finden sind.</text:span></text:p>
      <text:p text:style-name="P11"/>
      <text:p text:style-name="P8"><text:span text:style-name="T7">woret5.txt: <text:s/></text:span></text:p>
      <text:p text:style-name="P8"><text:span text:style-name="T7">Hier ist das Problem, dass dadurch das es nur ein Wort in der Liste vorhanden ist, dies sich mehrfach auffinden lässt wenn man die dritte Schwierigkeit auswählt da die Auswahl der zufälligen Buchstaben sehr begrenzt ist.</text:span></text:p>
      <text:p text:style-name="P11"/>
      <text:p text:style-name="P12"/>
      <text:list xml:id="list103733090335654" text:continue-numbering="true" text:style-name="WWNum1">
        <text:list-item>
          <text:p text:style-name="P13"><text:bookmark text:name="_tyjcwt"/>Quellcode</text:p>
        </text:list-item>
      </text:list>
      <text:p text:style-name="P8"><text:span text:style-name="T3">Unwichtige Teile des Programms sollen hier nicht abgedruckt werden. Dieser Teil sollte nicht mehr als 2–3 Seiten umfassen, maximal 10.</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indent="0in" style:auto-text-indent="false" fo:keep-with-next="always"/>
      <style:text-properties style:font-name="Liberation Sans1"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1665in" fo:margin-bottom="0.0835in" loext:contextual-spacing="false" fo:line-height="100%" fo:keep-with-next="always"/>
      <style:text-properties style:font-name="Liberation Sans1" fo:font-family="'Liberation Sans'" style:font-family-generic="roman"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with-next="always"/>
      <style:text-properties style:font-name="Liberation Sans1" fo:font-family="'Liberation Sans'" style:font-family-generic="roman"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0417in" fo:margin-bottom="0.0835in" loext:contextual-spacing="false" fo:line-height="100%" fo:text-align="center" style:justify-single-word="false" fo:keep-with-next="always"/>
      <style:text-properties style:font-name="Liberation Sans1" fo:font-family="'Liberation Sans'" style:font-family-generic="roman" style:font-pitch="variable" fo:font-size="18pt" style:font-name-asian="Liberation Sans2" style:font-family-asian="'Liberation Sans'" style:font-family-generic-asian="system" style:font-pitch-asian="variable" style:font-size-asian="18pt" style:font-name-complex="Liberation Sans2" style:font-family-complex="'Liberation Sans'" style:font-family-generic-complex="system" style:font-pitch-complex="variable" style:font-size-complex="18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T1"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371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17in" fo:margin-left="0in" fo:margin-right="0in" fo:margin-bottom="0.352in" style:dynamic-spacing="true"/>
      </style:header-style>
      <style:footer-style>
        <style:header-footer-properties fo:min-height="0.3917in" fo:margin-left="0in" fo:margin-right="0in" fo:margin-top="0.352in" style:dynamic-spacing="true"/>
      </style:footer-style>
    </style:page-layout>
  </office:automatic-styles>
  <office:master-styles>
    <style:master-page style:name="Standard" style:page-layout-name="Mpm1">
      <style:header>
        <text:p text:style-name="MP1"><text:span text:style-name="MT1">Aufgabe 3: Wortsuche<text:tab/><text:tab/>Team-ID: ?????</text:span></text:p>
        <text:p text:style-name="MP2"/>
      </style:header>
      <style:footer>
        <text:p text:style-name="MP1"><text:span text:style-name="MT1"><text:tab/></text:span><text:page-number text:select-page="current">2</text:page-number><text:span text:style-name="MT1">/</text:span><text:page-count>2</text:page-count></text:p>
        <text:p text:style-name="MP2"/>
      </style:footer>
    </style:master-page>
    <style:master-page style:name="First_20_Page" style:display-name="First Page" style:page-layout-name="Mpm1" style:next-style-name="Standard">
      <style:header>
        <text:p text:style-name="MP3"/>
      </style:header>
      <style:footer>
        <text:p text:style-name="MP1"><text:span text:style-name="MT1"><text:tab/></text:span><text:page-number text:select-page="current">1</text:page-number><text:span text:style-name="MT1">/</text:span><text:page-count>2</text:page-count></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3" meta:word-count="387" meta:character-count="2611" meta:non-whitespace-character-count="2244"/>
    <meta:generator>LibreOfficeDev/6.0.5.2$Linux_X86_64 LibreOffice_project/</meta:generator>
  </office:meta>
</office:document-meta>
</file>